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1" style:family="paragraph" style:parent-style-name="Text_20_body">
      <style:text-properties officeooo:rsid="00222110" officeooo:paragraph-rsid="00222110"/>
    </style:style>
    <style:style style:name="P12" style:family="paragraph" style:parent-style-name="Text_20_body">
      <style:text-properties officeooo:rsid="0023e8e6" officeooo:paragraph-rsid="0023e8e6"/>
    </style:style>
    <style:style style:name="P13" style:family="paragraph" style:parent-style-name="Text_20_body">
      <style:text-properties officeooo:rsid="00279721" officeooo:paragraph-rsid="00279721"/>
    </style:style>
    <style:style style:name="P14" style:family="paragraph" style:parent-style-name="Text_20_body">
      <style:text-properties officeooo:rsid="0027b54d" officeooo:paragraph-rsid="0027b54d"/>
    </style:style>
    <style:style style:name="P15" style:family="paragraph" style:parent-style-name="Heading_20_1">
      <style:text-properties officeooo:rsid="0006fb85" officeooo:paragraph-rsid="0006fb85"/>
    </style:style>
    <style:style style:name="P16" style:family="paragraph" style:parent-style-name="Heading_20_2">
      <style:text-properties officeooo:rsid="00086a6f" officeooo:paragraph-rsid="00086a6f"/>
    </style:style>
    <style:style style:name="P17" style:family="paragraph" style:parent-style-name="Heading_20_2">
      <style:text-properties officeooo:rsid="000a38ff" officeooo:paragraph-rsid="000a38ff"/>
    </style:style>
    <style:style style:name="P18" style:family="paragraph" style:parent-style-name="Heading_20_3">
      <style:text-properties officeooo:rsid="00086a6f" officeooo:paragraph-rsid="00086a6f"/>
    </style:style>
    <style:style style:name="P19" style:family="paragraph" style:parent-style-name="Heading_20_3">
      <style:text-properties officeooo:rsid="0016dbe3" officeooo:paragraph-rsid="0016dbe3"/>
    </style:style>
    <style:style style:name="P20" style:family="paragraph" style:parent-style-name="Heading_20_3">
      <style:text-properties officeooo:rsid="000a38ff" officeooo:paragraph-rsid="000a38ff"/>
    </style:style>
    <style:style style:name="P21" style:family="paragraph" style:parent-style-name="Heading_20_3">
      <style:text-properties officeooo:rsid="000a38ff" officeooo:paragraph-rsid="000a642c"/>
    </style:style>
    <style:style style:name="P22" style:family="paragraph" style:parent-style-name="Heading_20_3">
      <style:text-properties officeooo:rsid="000a38ff" officeooo:paragraph-rsid="000c2168"/>
    </style:style>
    <style:style style:name="P23" style:family="paragraph" style:parent-style-name="Heading_20_3">
      <style:text-properties officeooo:rsid="000a38ff" officeooo:paragraph-rsid="000eb891"/>
    </style:style>
    <style:style style:name="P24" style:family="paragraph" style:parent-style-name="Heading_20_3">
      <style:text-properties officeooo:rsid="000a38ff" officeooo:paragraph-rsid="000f10c8"/>
    </style:style>
    <style:style style:name="P25" style:family="paragraph" style:parent-style-name="Heading_20_3">
      <style:text-properties style:text-underline-style="none" officeooo:rsid="000a38ff" officeooo:paragraph-rsid="00191dea"/>
    </style:style>
    <style:style style:name="P26" style:family="paragraph" style:parent-style-name="Heading_20_3">
      <style:text-properties officeooo:rsid="001af488" officeooo:paragraph-rsid="001af488"/>
    </style:style>
    <style:style style:name="P27" style:family="paragraph" style:parent-style-name="Heading_20_3">
      <style:text-properties officeooo:rsid="00222110" officeooo:paragraph-rsid="00222110"/>
    </style:style>
    <style:style style:name="P28" style:family="paragraph" style:parent-style-name="Heading_20_3">
      <style:text-properties officeooo:rsid="00239b22" officeooo:paragraph-rsid="00239b22"/>
    </style:style>
    <style:style style:name="P29" style:family="paragraph" style:parent-style-name="Heading_20_3">
      <style:text-properties officeooo:rsid="00279721" officeooo:paragraph-rsid="00279721"/>
    </style:style>
    <style:style style:name="P30" style:family="paragraph" style:parent-style-name="Heading_20_3">
      <style:text-properties officeooo:rsid="0027b54d" officeooo:paragraph-rsid="0027b54d"/>
    </style:style>
    <style:style style:name="P31" style:family="paragraph" style:parent-style-name="Heading_20_3">
      <style:text-properties officeooo:rsid="002cacae" officeooo:paragraph-rsid="002cacae"/>
    </style:style>
    <style:style style:name="P32" style:family="paragraph" style:parent-style-name="Heading_20_3">
      <style:text-properties officeooo:rsid="002cacae" officeooo:paragraph-rsid="002e8abe"/>
    </style:style>
    <style:style style:name="P33" style:family="paragraph" style:parent-style-name="Text_20_body">
      <style:text-properties officeooo:rsid="002cacae" officeooo:paragraph-rsid="002cacae"/>
    </style:style>
    <style:style style:name="P34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fo:font-weight="bold" officeooo:rsid="00120850" style:font-weight-asian="bold" style:font-weight-complex="bold"/>
    </style:style>
    <style:style style:name="T20" style:family="text">
      <style:text-properties fo:font-weight="bold" officeooo:rsid="00191dea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20850"/>
    </style:style>
    <style:style style:name="T23" style:family="text">
      <style:text-properties style:text-underline-style="none" officeooo:rsid="001abaa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9bf0" style:font-weight-asian="normal" style:font-weight-complex="normal"/>
    </style:style>
    <style:style style:name="T26" style:family="text">
      <style:text-properties fo:font-weight="normal" officeooo:rsid="001fc682" style:font-weight-asian="normal" style:font-weight-complex="normal"/>
    </style:style>
    <style:style style:name="T27" style:family="text">
      <style:text-properties fo:font-weight="normal" officeooo:rsid="001ff0b1" style:font-weight-asian="normal" style:font-weight-complex="normal"/>
    </style:style>
    <style:style style:name="T28" style:family="text">
      <style:text-properties fo:font-weight="normal" officeooo:rsid="0020541f" style:font-weight-asian="normal" style:font-weight-complex="normal"/>
    </style:style>
    <style:style style:name="T29" style:family="text">
      <style:text-properties fo:font-weight="normal" officeooo:rsid="002183a4" style:font-weight-asian="normal" style:font-weight-complex="normal"/>
    </style:style>
    <style:style style:name="T30" style:family="text">
      <style:text-properties officeooo:rsid="001d9f24"/>
    </style:style>
    <style:style style:name="T31" style:family="text">
      <style:text-properties officeooo:rsid="001f81ff"/>
    </style:style>
    <style:style style:name="T32" style:family="text">
      <style:text-properties officeooo:rsid="0022b63c"/>
    </style:style>
    <style:style style:name="T33" style:family="text">
      <style:text-properties officeooo:rsid="0022e31f"/>
    </style:style>
    <style:style style:name="T34" style:family="text">
      <style:text-properties officeooo:rsid="0025879b"/>
    </style:style>
    <style:style style:name="T35" style:family="text">
      <style:text-properties officeooo:rsid="002e8a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Site web</text:h>
      <text:h text:style-name="P16" text:outline-level="2">Catégories :</text:h>
      <text:h text:style-name="P18" text:outline-level="3">Home :</text:h>
      <text:p text:style-name="P9">Fichier index.html. <text:span text:style-name="T30">News du site. </text:span><text:span text:style-name="T31">Guidage.</text:span></text:p>
      <text:h text:style-name="P18" text:outline-level="3">Présentation :</text:h>
      <text:h text:style-name="P18" text:outline-level="3">Youtube :</text:h>
      <text:h text:style-name="P18" text:outline-level="3">Projets :</text:h>
      <text:h text:style-name="P18" text:outline-level="3">Références :</text:h>
      <text:h text:style-name="P17" text:outline-level="2">Commits :</text:h>
      <text:h text:style-name="P19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20" text:outline-level="3">Commit « Image de construction 1-1 » :</text:h>
      <text:p text:style-name="P1"><text:span text:style-name="T15">Création du site</text:span> (texte pour dire que le site est en construction).</text:p>
      <text:h text:style-name="P20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20" text:outline-level="3">Commit « Image de construction 1-3 » :</text:h>
      <text:p text:style-name="P6">Ajout d’une partie spéciale pour le contenu du site.</text:p>
      <text:h text:style-name="P21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22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3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4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5" text:outline-level="3"><text:span text:style-name="T19">Commit « </text:span><text:span text:style-name="T7">Site web</text:span><text:span text:style-name="T19"> 1-</text:span><text:span text:style-name="T20">2</text:span><text:span text:style-name="T19"> » :</text:span></text:h>
      <text:p text:style-name="P8"><text:span text:style-name="T22">A</text:span><text:span text:style-name="T21">mélioration des boutons. </text:span><text:span text:style-name="T9">Supression de programme.js, ajout des </text:span><text:span text:style-name="T17">balises</text:span><text:span text:style-name="T9"> script à la place.</text:span><text:span text:style-name="T21"> </text:span><text:span text:style-name="T23">Ajout de commentaires.</text:span></text:p>
      <text:h text:style-name="P26" text:outline-level="3">Commit « Site web 2-1 » :</text:h>
      <text:p text:style-name="P10">Ajout des pages html présentation, youtube, projets et référence. <text:span text:style-name="T24">Accessible avec les boutons. </text:span><text:span text:style-name="T25">Modification de la page home et du css (ajout des news). </text:span><text:span text:style-name="T26">Ajout de commentaires dans le css </text:span><text:span text:style-name="T27">et dans le html (pour ordonner les news)</text:span><text:span text:style-name="T26">. </text:span><text:span text:style-name="T28">Ajout de newsstyle.css </text:span><text:span text:style-name="T29">pour les styles des news</text:span><text:span text:style-name="T28">.</text:span></text:p>
      <text:h text:style-name="P27" text:outline-level="3">Commit « Site web 2-2 » :</text:h>
      <text:p text:style-name="P11"><text:span text:style-name="T9">Ajout du dossier news pour les fichiers parlant de news.</text:span> <text:span text:style-name="T32">Ajout d’une nouve</text:span><text:span text:style-name="T33">ll</text:span><text:span text:style-name="T32">e news « 250 abonnées ». </text:span><text:span text:style-name="T33">Ajoute un système de grid pour positionner correctement les news.</text:span></text:p>
      <text:h text:style-name="P28" text:outline-level="3">Commit « Site web 2-3 » :</text:h>
      <text:p text:style-name="P12">Amélioration de l’arrangement des news et des boutons (utilisation des flex sur les 2). <text:span text:style-name="T18">Ajout d’une partie « guidage » dans index.html.</text:span><text:span text:style-name="T34"> Modification du nom « style.css » en « styleindex.css ».</text:span></text:p>
      <text:h text:style-name="P29" text:outline-level="3">Commit « Site web 2-3-1 » :</text:h>
      <text:p text:style-name="P13">Amélioration (finale) de l’arrangement des news.</text:p>
      <text:h text:style-name="P30" text:outline-level="3">Commit « Site web 2-4 » :</text:h>
      <text:p text:style-name="P14">Ajout de basestyle.css pour les styles communs à toutes les pages. <text:span text:style-name="T9">Ajout des dates des news et ajout d’une news « Concours CGénial ».</text:span> Ajout du minimum syndicale pour toutes les pages.</text:p>
      <text:h text:style-name="P31" text:outline-level="3">Commit « Site web 2-4-1 » :</text:h>
      <text:p text:style-name="P33">Ajout d’une news « Update : Concours CGenial ».</text:p>
      <text:h text:style-name="P32" text:outline-level="3">Commit « Site web 2-<text:span text:style-name="T35">5</text:span> » :</text:h>
      <text:p text:style-name="P34">Modification des flex sur téléph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19:17:43.673000000</dc:date>
    <meta:editing-duration>PT6H8M11S</meta:editing-duration>
    <meta:editing-cycles>39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4" meta:word-count="442" meta:character-count="2449" meta:non-whitespace-character-count="2051"/>
  </office:meta>
</office:document-meta>
</file>